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table:number-columns-repeated="16380"/>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table:number-columns-repeated="16380"/>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table:number-columns-repeated="16380"/>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table:number-columns-repeated="16380"/>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table:number-columns-repeated="16380"/>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table:number-columns-repeated="16380"/>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table:number-columns-repeated="16380"/>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table:number-columns-repeated="16380"/>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table:number-columns-repeated="16380"/>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table:number-columns-repeated="16380"/>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table:number-columns-repeated="16380"/>
        </table:table-row>
        <table:table-row table:style-name="ro4">
          <table:table-cell office:value-type="date" office:date-value="2023-10-23" calcext:value-type="date">
            <text:p>Monday, October 23, 2023</text:p>
          </table:table-cell>
          <table:table-cell office:value-type="string" calcext:value-type="string">
            <text:p>Follow up with professor and project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table:number-columns-repeated="16380"/>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table:number-columns-repeated="16380"/>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table:number-columns-repeated="16380"/>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table:number-columns-repeated="16380"/>
        </table:table-row>
        <table:table-row table:style-name="ro1" table:number-rows-repeated="1048494">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27">00/00/0000</text:date>, <text:time style:data-style-name="N2" text:time-value="00:21:23.77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27T00:21:26.826000000</dc:date>
    <meta:editing-duration>PT13H42M42S</meta:editing-duration>
    <meta:editing-cycles>289</meta:editing-cycles>
    <meta:document-statistic meta:table-count="1" meta:cell-count="323" meta:object-count="0"/>
  </office:meta>
</office:document-meta>
</file>